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20075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TEX LOCKS IN SEQUENCE OF EXECUTION</text:p>
      <text:p text:style-name="P1">(Mandatory Part)</text:p>
      <text:p text:style-name="P2"/>
      <text:p text:style-name="P2"/>
      <text:p text:style-name="P3"><text:span text:style-name="T1">PHASE 1: THREAD INITIALIZATION</text:span></text:p>
      <text:p text:style-name="Standard">1. meal_mutex (start.c:22, create_threads)</text:p>
      <text:p text:style-name="Standard">└─ pthread_mutex_lock(&amp;rules-&gt;philos[philo_idx].meal_mutex)</text:p>
      <text:p text:style-name="Standard">WHY: Initialize each philosopher's last_meal time with thread-safe write</text:p>
      <text:p text:style-name="Standard">Sets synchronization starting point before threads spawn</text:p>
      <text:p text:style-name="Standard"/>
      <text:p text:style-name="Standard"/>
      <text:p text:style-name="P4">PHASE 2: PHILOSOPHER ROUTINE LOOP</text:p>
      <text:p text:style-name="P5">(Each philosopher executes this cycle concurrently)</text:p>
      <text:p text:style-name="Standard">2. Fork Mutex (Left) (forks.c:30, take_forks)</text:p>
      <text:p text:style-name="Standard">└─ pthread_mutex_lock(first) → acquired by even/odd philosophers alternately</text:p>
      <text:p text:style-name="Standard">WHY: Prevent multiple philosophers from grabbing the same fork</text:p>
      <text:p text:style-name="Standard">Ordered locking (even IDs take right then left, odd IDs take left then right) prevents circular deadlock</text:p>
      <text:p text:style-name="Standard"/>
      <text:p text:style-name="Standard">3. Fork Mutex (Right) (forks.c:32, take_forks)</text:p>
      <text:p text:style-name="Standard">└─ pthread_mutex_lock(second)</text:p>
      <text:p text:style-name="Standard">WHY: Grab second fork only after first is secured</text:p>
      <text:p text:style-name="Standard">Ensures philosopher has both forks before eating</text:p>
      <text:p text:style-name="Standard">Ordered acquisition prevents deadlock</text:p>
      <text:p text:style-name="Standard"/>
      <text:p text:style-name="Standard">4. meal_mutex (meal.c:17, update_meal_time)</text:p>
      <text:p text:style-name="Standard">└─ pthread_mutex_lock(&amp;philo-&gt;meal_mutex)</text:p>
      <text:p text:style-name="Standard">WHY: Update last_meal timestamp with atomic write</text:p>
      <text:p text:style-name="Standard">Monitor thread reads this concurrently to detect starvation</text:p>
      <text:p text:style-name="Standard">Must be protected to avoid race conditions</text:p>
      <text:p text:style-name="Standard"/>
      <text:p text:style-name="Standard">5. meal_mutex (meal.c:24, increment_meals)</text:p>
      <text:p text:style-name="Standard">└─ pthread_mutex_lock(&amp;philo-&gt;meal_mutex)</text:p>
      <text:p text:style-name="Standard">WHY: Safely increment meal counter</text:p>
      <text:p text:style-name="Standard">Monitor checks this to determine if all philosophers are satisfied</text:p>
      <text:p text:style-name="Standard">Prevents lost updates or torn reads</text:p>
      <text:p text:style-name="Standard"/>
      <text:p text:style-name="Standard">6. stop_mutex (print.c:19, print_state)</text:p>
      <text:p text:style-name="Standard">└─ pthread_mutex_lock(&amp;philo-&gt;rules-&gt;stop_mutex)</text:p>
      <text:p text:style-name="Standard">WHY: Check if simulation should stop before printing</text:p>
      <text:p text:style-name="Standard">Avoids printing after simulation ends (cleaner output)</text:p>
      <text:p text:style-name="Standard">Prevents race between checking stop flag and printing</text:p>
      <text:p text:style-name="Standard"/>
      <text:p text:style-name="Standard">7. print_mutex (print.c:23, print_state)</text:p>
      <text:p text:style-name="Standard">└─ pthread_mutex_lock(&amp;philo-&gt;rules-&gt;print_mutex)</text:p>
      <text:p text:style-name="Standard">WHY: Ensure only one philosopher prints at a time</text:p>
      <text:p text:style-name="Standard">Prevents interleaved/corrupted output from concurrent printf</text:p>
      <text:p text:style-name="Standard">Critical section protects output buffer</text:p>
      <text:p text:style-name="Standard"/>
      <text:p text:style-name="Standard"/>
      <text:p text:style-name="P3"><text:span text:style-name="T1">PHASE 3: MONITOR LOOP (Main Thread)</text:span></text:p>
      <text:p text:style-name="P5">(Runs concurrently with philosopher routines)</text:p>
      <text:p text:style-name="Standard">8. meal_mutex (monitor.c:26, all_ate_enough)</text:p>
      <text:p text:style-name="Standard">└─ pthread_mutex_lock(&amp;rules-&gt;philos[philo_idx].meal_mutex)</text:p>
      <text:p text:style-name="Standard">WHY: Read meal count safely to check if philosopher has eaten enough</text:p>
      <text:p text:style-name="Standard"><text:soft-page-break/>Each philosopher updates this, so needs protection</text:p>
      <text:p text:style-name="Standard">Prevents stale reads or missed updates</text:p>
      <text:p text:style-name="Standard"/>
      <text:p text:style-name="Standard">9. meal_mutex (monitor.c:46, check_death)</text:p>
      <text:p text:style-name="Standard">└─ pthread_mutex_lock(&amp;rules-&gt;philos[philo_idx].meal_mutex)</text:p>
      <text:p text:style-name="Standard">WHY: Read last_meal timestamp to check if philosopher is starving</text:p>
      <text:p text:style-name="Standard">Philosopher writes this during eating</text:p>
      <text:p text:style-name="Standard">Must read atomically to avoid partial/corrupted values</text:p>
      <text:p text:style-name="Standard"/>
      <text:p text:style-name="Standard">10. stop_mutex (sync.c:19, get_stop)</text:p>
      <text:p text:style-name="Standard">└─ pthread_mutex_lock(&amp;rules-&gt;stop_mutex)</text:p>
      <text:p text:style-name="Standard">WHY: Safely read stop flag in monitor loop condition check</text:p>
      <text:p text:style-name="Standard">Philosopher threads also check this flag</text:p>
      <text:p text:style-name="Standard">Ensures consistent view of stop state</text:p>
      <text:p text:style-name="Standard"/>
      <text:p text:style-name="P4">PHASE 4: TERMINATION (Main Thread)</text:p>
      <text:p text:style-name="Standard">11. stop_mutex (sync.c:27, set_stop)</text:p>
      <text:p text:style-name="Standard">└─ pthread_mutex_lock(&amp;rules-&gt;stop_mutex)</text:p>
      <text:p text:style-name="Standard">WHY: Set stop flag when death detected or all philosophers satisfied</text:p>
      <text:p text:style-name="Standard">Multiple sources might set this (monitor or various checkers)</text:p>
      <text:p text:style-name="Standard">Protects flag writes from race conditions</text:p>
      <text:p text:style-name="Standard"/>
      <text:p text:style-name="Standard"/>
      <text:p text:style-name="Standard"/>
      <text:p text:style-name="P6">MUTEX DEPENDENCY SUMMARY:</text:p>
      <text:p text:style-name="Standard"/>
      <text:p text:style-name="Standard">┌─ Fork Mutexes (N forks for N philosophers)</text:p>
      <text:p text:style-name="Standard">│ Used: take_forks → eat phase</text:p>
      <text:p text:style-name="Standard">│ Reason: Prevent fork sharing (Dining Philosophers problem)</text:p>
      <text:p text:style-name="Standard">│</text:p>
      <text:p text:style-name="Standard">├─ meal_mutex (1 per philosopher)</text:p>
      <text:p text:style-name="Standard">│ Used: update_meal_time, increment_meals, monitor checks</text:p>
      <text:p text:style-name="Standard">│ Reason: Protect shared philosopher state (last_meal, meals)</text:p>
      <text:p text:style-name="Standard">│</text:p>
      <text:p text:style-name="Standard">├─ stop_mutex (shared by all)</text:p>
      <text:p text:style-name="Standard">│ Used: print_state, monitor, get_stop/set_stop</text:p>
      <text:p text:style-name="Standard">│ Reason: Graceful shutdown signal (write once, read many)</text:p>
      <text:p text:style-name="Standard">│</text:p>
      <text:p text:style-name="Standard">└─ print_mutex (shared by all)</text:p>
      <text:p text:style-name="Standard">Used: printf critical section</text:p>
      <text:p text:style-name="Standard">Reason: Prevent interleaved output from concurrent threads</text:p>
      <text:p text:style-name="Standard"/>
      <text:p text:style-name="Standard"/>
      <text:p text:style-name="Standard">TOTAL LOCK ACQUISITIONS PER CYCLE (per philosopher):</text:p>
      <text:p text:style-name="Standard"><text:s/>• Fork locks: 2x (left + right)</text:p>
      <text:p text:style-name="Standard"><text:s/>• meal_mutex: 2x (update time + increment count)</text:p>
      <text:p text:style-name="Standard"><text:s/>• stop_mutex: 1x (before printing)</text:p>
      <text:p text:style-name="Standard"><text:s/>• print_mutex: 1x (printf)</text:p>
      <text:p text:style-name="Standard"><text:s/>─────────────</text:p>
      <text:p text:style-name="Standard"><text:s/>Total: 6 locks per eating cycle</text:p>
      <text:p text:style-name="Standard"/>
      <text:p text:style-name="Standard">+ Monitor thread adds: 2x meal_mutex reads per cycle</text:p>
      <text:p text:style-name="Standard"><text:s/>(one for all_ate_enough, one for check_death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6in" fo:margin-bottom="0.6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19:55:51.587288466</meta:creation-date>
    <dc:date>2026-01-25T20:31:01.656689963</dc:date>
    <meta:editing-duration>PT24M57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2" meta:paragraph-count="86" meta:word-count="493" meta:character-count="3817" meta:non-whitespace-character-count="3403"/>
  </office:meta>
</office:document-meta>
</file>